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e1c5"/>
    </style:style>
    <style:style style:name="P2" style:family="paragraph" style:parent-style-name="Standard">
      <style:text-properties officeooo:paragraph-rsid="0016b3e9"/>
    </style:style>
    <style:style style:name="P3" style:family="paragraph" style:parent-style-name="Standard">
      <style:text-properties officeooo:rsid="0016b3e9" officeooo:paragraph-rsid="0016b3e9"/>
    </style:style>
    <style:style style:name="P4" style:family="paragraph" style:parent-style-name="Standard">
      <style:text-properties officeooo:paragraph-rsid="0017c951"/>
    </style:style>
    <style:style style:name="P5" style:family="paragraph" style:parent-style-name="Standard">
      <style:text-properties officeooo:rsid="0017c951" officeooo:paragraph-rsid="0017c95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paragraph-rsid="0016b3e9"/>
    </style:style>
    <style:style style:name="P9" style:family="paragraph" style:parent-style-name="Standard">
      <style:paragraph-properties fo:line-height="100%"/>
      <style:text-properties officeooo:rsid="0017c951" officeooo:paragraph-rsid="001c8f8d"/>
    </style:style>
    <style:style style:name="P10" style:family="paragraph" style:parent-style-name="Standard">
      <style:text-properties officeooo:paragraph-rsid="001e24c0"/>
    </style:style>
    <style:style style:name="P11" style:family="paragraph" style:parent-style-name="Standard">
      <style:text-properties officeooo:rsid="0016b3e9" officeooo:paragraph-rsid="0016b3e9"/>
    </style:style>
    <style:style style:name="P12" style:family="paragraph" style:parent-style-name="Standard">
      <style:text-properties officeooo:rsid="0016b3e9" officeooo:paragraph-rsid="001e8456"/>
    </style:style>
    <style:style style:name="P13" style:family="paragraph" style:parent-style-name="Standard">
      <style:text-properties officeooo:paragraph-rsid="001e8456"/>
    </style:style>
    <style:style style:name="P14" style:family="paragraph" style:parent-style-name="Standard">
      <style:text-properties officeooo:rsid="001e8456" officeooo:paragraph-rsid="001e8456"/>
    </style:style>
    <style:style style:name="T1" style:family="text">
      <style:text-properties officeooo:rsid="0015e1c5"/>
    </style:style>
    <style:style style:name="T2" style:family="text">
      <style:text-properties fo:font-style="normal" officeooo:rsid="0015e1c5" style:font-style-asian="normal" style:font-style-complex="normal"/>
    </style:style>
    <style:style style:name="T3" style:family="text">
      <style:text-properties fo:font-style="normal" officeooo:rsid="0016b3e9" style:font-style-asian="normal" style:font-style-complex="normal"/>
    </style:style>
    <style:style style:name="T4" style:family="text">
      <style:text-properties fo:font-style="normal" officeooo:rsid="0017c951" style:font-style-asian="normal" style:font-style-complex="normal"/>
    </style:style>
    <style:style style:name="T5" style:family="text">
      <style:text-properties fo:font-style="normal" officeooo:rsid="001e8456" style:font-style-asian="normal" style:font-style-complex="normal"/>
    </style:style>
    <style:style style:name="T6" style:family="text">
      <style:text-properties fo:font-variant="normal" fo:text-transform="none" fo:color="#24292e" style:font-name="SFMono-Regular" fo:font-size="13pt" fo:letter-spacing="normal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24292e" style:font-name="SFMono-Regular" fo:font-size="13pt" fo:letter-spacing="normal" fo:font-style="normal" fo:font-weight="normal" officeooo:rsid="0015e1c5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24292e" style:font-name="SFMono-Regular" fo:font-size="13pt" fo:letter-spacing="normal" fo:font-style="normal" fo:font-weight="normal" officeooo:rsid="001b36a8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24292e" fo:letter-spacing="normal" officeooo:rsid="0015e1c5"/>
    </style:style>
    <style:style style:name="T10" style:family="text">
      <style:text-properties fo:font-variant="normal" fo:text-transform="none" fo:color="#24292e" fo:font-size="13pt" fo:letter-spacing="normal" fo:font-weight="normal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24292e" fo:font-size="13pt" fo:letter-spacing="normal" fo:font-weight="normal" officeooo:rsid="0015e1c5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d73a49" style:font-name="SFMono-Regular" fo:font-size="13pt" fo:letter-spacing="normal" fo:font-style="normal" fo:font-weight="normal" officeooo:rsid="0015e1c5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032f62" style:font-name="SFMono-Regular" fo:font-size="13pt" fo:letter-spacing="normal" fo:font-style="normal" fo:font-weight="normal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032f62" style:font-name="SFMono-Regular" fo:font-size="13pt" fo:letter-spacing="normal" fo:font-style="normal" fo:font-weight="normal" officeooo:rsid="0015e1c5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242729" style:font-name="Consolas" fo:font-size="9.75pt" fo:letter-spacing="normal" fo:font-style="normal" fo:font-weight="normal" fo:background-color="#ffff00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242729" style:font-name="Consolas" fo:font-size="9.75pt" fo:letter-spacing="normal" fo:font-style="normal" fo:font-weight="normal" officeooo:rsid="00180359" fo:background-color="#ffff00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242729" style:font-name="Consolas" fo:font-size="9.75pt" fo:letter-spacing="normal" fo:font-style="normal" fo:font-weight="normal" officeooo:rsid="00193770" fo:background-color="#ffff00" loext:char-shading-value="0" style:font-weight-asian="normal" style:font-weight-complex="normal" loext:padding="0cm" loext:border="none"/>
    </style:style>
    <style:style style:name="T18" style:family="text">
      <style:text-properties officeooo:rsid="0016b3e9"/>
    </style:style>
    <style:style style:name="T19" style:family="text">
      <style:text-properties officeooo:rsid="0017c951"/>
    </style:style>
    <style:style style:name="T20" style:family="text">
      <style:text-properties officeooo:rsid="001b36a8"/>
    </style:style>
    <style:style style:name="T21" style:family="text">
      <style:text-properties officeooo:rsid="001c8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><text:span text:style-name="T1">task </text:span>1:- </text:p>
      <text:p text:style-name="Standard">#!/bin/bash</text:p>
      <text:p text:style-name="Standard"/>
      <text:p text:style-name="P6"><text:span text:style-name="T8">cat </text:span><text:span text:style-name="T6">/var/log/syslog </text:span><text:span text:style-name="T12">|</text:span><text:span text:style-name="T10"> </text:span><text:span text:style-name="T11">e</text:span><text:span text:style-name="T6">grep -</text:span><text:span text:style-name="T7">w </text:span><text:span text:style-name="T13">"CRON</text:span><text:span text:style-name="T14">|anacron</text:span><text:span text:style-name="T13">" </text:span><text:span text:style-name="T10"><text:s/></text:span><text:span text:style-name="T9">&gt; /home/aman/file1</text:span></text:p>
      <text:p text:style-name="Standard"><text:span text:style-name="T1">i</text:span>f ! (crontab -l | grep -Fxq "0 */12 * * * <text:span text:style-name="T2">/home/aman/task1</text:span>"); then</text:p>
      <text:p text:style-name="P1">crontab -l | { cat; echo "0 */12 * * * <text:span text:style-name="T2">/home/aman/task1</text:span>; } | crontab -</text:p>
      <text:p text:style-name="Standard">echo "Script added to Cron"</text:p>
      <text:p text:style-name="Standard">fi</text:p>
      <text:p text:style-name="Standard"/>
      <text:p text:style-name="Standard"/>
      <text:p text:style-name="Standard"><text:span text:style-name="T1">task</text:span> 2:- </text:p>
      <text:p text:style-name="P10">#bin/bash</text:p>
      <text:p text:style-name="Standard"><text:span text:style-name="T18">cat</text:span> /var/log/syslog &gt; /home/<text:span text:style-name="T18">aman</text:span>/log.txt</text:p>
      <text:p text:style-name="P2">tar -rf <text:s/>/home/<text:span text:style-name="T18">aman/</text:span>logs.tar.gz /home/<text:span text:style-name="T18">aman/</text:span>log.txt</text:p>
      <text:p text:style-name="Standard">rm log.txt</text:p>
      <text:p text:style-name="P2"><text:span text:style-name="T1">i</text:span>f ! (crontab -l | grep -Fxq "0 */12 * * * <text:span text:style-name="T2">/home/aman/task</text:span><text:span text:style-name="T3">2</text:span>"); then</text:p>
      <text:p text:style-name="P2">crontab -l | { cat; echo "0 */12 * * * <text:span text:style-name="T2">/home/aman/task</text:span><text:span text:style-name="T3">2</text:span>; } | crontab -</text:p>
      <text:p text:style-name="P2">echo "Script added to Cron"</text:p>
      <text:p text:style-name="P2">fi</text:p>
      <text:p text:style-name="P2"/>
      <text:p text:style-name="Standard"><text:span text:style-name="T19">Task</text:span> 3:-</text:p>
      <text:p text:style-name="Standard"><text:s/>#!/bin/bash </text:p>
      <text:p text:style-name="Standard">echo "Name the directory"</text:p>
      <text:p text:style-name="Standard"><text:s/>read dir</text:p>
      <text:p text:style-name="Standard"><text:s/>echo $dir </text:p>
      <text:p text:style-name="Standard"><text:soft-page-break/><text:span text:style-name="Source_20_Text"><text:span text:style-name="T15">find -type f -newermt "201</text:span></text:span><text:span text:style-name="Source_20_Text"><text:span text:style-name="T16">9</text:span></text:span><text:span text:style-name="Source_20_Text"><text:span text:style-name="T15">-</text:span></text:span><text:span text:style-name="Source_20_Text"><text:span text:style-name="T16">06</text:span></text:span><text:span text:style-name="Source_20_Text"><text:span text:style-name="T15">-22 0</text:span></text:span><text:span text:style-name="Source_20_Text"><text:span text:style-name="T16">8</text:span></text:span><text:span text:style-name="Source_20_Text"><text:span text:style-name="T15">:00:00" \! -newermt "201</text:span></text:span><text:span text:style-name="Source_20_Text"><text:span text:style-name="T16">9</text:span></text:span><text:span text:style-name="Source_20_Text"><text:span text:style-name="T15">-12-2</text:span></text:span><text:span text:style-name="Source_20_Text"><text:span text:style-name="T16">2</text:span></text:span><text:span text:style-name="Source_20_Text"><text:span text:style-name="T15"> </text:span></text:span><text:span text:style-name="Source_20_Text"><text:span text:style-name="T16">10</text:span></text:span><text:span text:style-name="Source_20_Text"><text:span text:style-name="T15">:</text:span></text:span><text:span text:style-name="Source_20_Text"><text:span text:style-name="T16">00</text:span></text:span><text:span text:style-name="Source_20_Text"><text:span text:style-name="T15">:00" </text:span></text:span><text:span text:style-name="Source_20_Text"><text:span text:style-name="T16">| </text:span></text:span><text:span text:style-name="Source_20_Text"><text:span text:style-name="T17">e</text:span></text:span><text:span text:style-name="Source_20_Text"><text:span text:style-name="T16">grep .sh)</text:span></text:span></text:p>
      <text:p text:style-name="Standard">-exec tar -zcf file.tar {} + </text:p>
      <text:p text:style-name="P4"><text:span text:style-name="T1">i</text:span>f ! (crontab -l | grep -Fxq "0 */12 * * * <text:span text:style-name="T2">/home/aman/task</text:span><text:span text:style-name="T4">3</text:span>"); then</text:p>
      <text:p text:style-name="P4">crontab -l | { cat; echo "0 */12 * * * <text:span text:style-name="T2">/home/aman/task</text:span><text:span text:style-name="T4">3</text:span>; } | crontab -</text:p>
      <text:p text:style-name="P4">echo "Script added to Cron"</text:p>
      <text:p text:style-name="P4">fi</text:p>
      <text:p text:style-name="Standard"/>
      <text:p text:style-name="Standard"><text:span text:style-name="T19">Task</text:span> 4:- </text:p>
      <text:p text:style-name="Standard"/>
      <text:p text:style-name="Standard">#!/bin/bash</text:p>
      <text:p text:style-name="Standard"><text:s/>read -e -p "Enter <text:span text:style-name="T20">the </text:span>location of archived file<text:span text:style-name="T20">s</text:span> : " location</text:p>
      <text:p text:style-name="Standard">cd $location</text:p>
      <text:p text:style-name="Standard">rm $(find -mtime +2 -name "*.tar") $(find -mtime +2 -name "*.tar.gz") </text:p>
      <text:p text:style-name="Standard"/>
      <text:p text:style-name="Standard"/>
      <text:p text:style-name="Standard"><text:span text:style-name="T19">Task</text:span> 5:- </text:p>
      <text:p text:style-name="P14">#!/bin/bash</text:p>
      <text:p text:style-name="P14">zip -r f2.zip f1.txt</text:p>
      <text:p text:style-name="P14">unzip file.zip</text:p>
      <text:p text:style-name="P14">grep -i "el" /home/anubhav/Documents/file.txt</text:p>
      <text:p text:style-name="P14">echo "hello" | cat</text:p>
      <text:p text:style-name="P13"><text:span text:style-name="T1">i</text:span>f ! (crontab -l | grep -Fxq "0 */12 * * * <text:span text:style-name="T2">/home/aman/task</text:span><text:span text:style-name="T5">5</text:span>"); then</text:p>
      <text:p text:style-name="P13">crontab -l | { cat; echo "0 */12 * * * <text:span text:style-name="T2">/home/aman/task</text:span><text:span text:style-name="T5">5</text:span>; } | crontab -</text:p>
      <text:p text:style-name="P13">echo "Script added to Cron"</text:p>
      <text:p text:style-name="P12">fi</text:p>
      <text:p text:style-name="P3"/>
      <text:p text:style-name="P3"><text:soft-page-break/></text:p>
      <text:p text:style-name="Standard"><text:span text:style-name="T19">Task</text:span> 6:- </text:p>
      <text:p text:style-name="Standard"><text:s/>#!/bin/bash</text:p>
      <text:p text:style-name="Standard"/>
      <text:p text:style-name="Standard">echo -e "the file has following content/n"</text:p>
      <text:p text:style-name="Standard">cat sample</text:p>
      <text:p text:style-name="Standard">echo -e "numbers of word unix /n"</text:p>
      <text:p text:style-name="Standard">egrep -cw "unix" sample</text:p>
      <text:p text:style-name="Standard">echo -e "the file content has been modified to /n"</text:p>
      <text:p text:style-name="Standard">sed 's/unix/linux/g' sample</text:p>
      <text:p text:style-name="Standard">cat sample</text:p>
      <text:p text:style-name="Standard">echo -e "numbers of word unix /n"</text:p>
      <text:p text:style-name="Standard">egrep -cw "unix" sample</text:p>
      <text:p text:style-name="Standard">echo -e "size of our file is: /n"</text:p>
      <text:p text:style-name="Standard">du -h sample</text:p>
      <text:p text:style-name="P13"><text:span text:style-name="T1">i</text:span>f ! (crontab -l | grep -Fxq "0 */12 * * * <text:span text:style-name="T2">/home/aman/task</text:span><text:span text:style-name="T5">6</text:span>"); then</text:p>
      <text:p text:style-name="P13">crontab -l | { cat; echo "0 */12 * * * <text:span text:style-name="T2">/home/aman/task</text:span><text:span text:style-name="T5">6</text:span>; } | crontab -</text:p>
      <text:p text:style-name="P13">echo "Script added to Cron"</text:p>
      <text:p text:style-name="P13">fi</text:p>
      <text:p text:style-name="Standard"/>
      <text:p text:style-name="Standard"/>
      <text:p text:style-name="Standard"><text:s/><text:span text:style-name="T19">Task</text:span> 7:- <text:bookmark text:name="_GoBack"/></text:p>
      <text:p text:style-name="P9">echo "@daily 1 <text:span text:style-name="T21">task7.sh</text:span> mkdir <text:span text:style-name="T21">tasks</text:span>"&gt;&gt;/etc/anacrontab</text:p>
      <text:p text:style-name="P5">Task 8:-</text:p>
      <text:p text:style-name="P9">@daily 1 crontabs /var/spool/cron/crontab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gital Library</meta:initial-creator>
    <meta:editing-cycles>5</meta:editing-cycles>
    <meta:creation-date>2019-10-14T04:45:00</meta:creation-date>
    <dc:date>2019-10-15T17:49:42.961266146</dc:date>
    <meta:editing-duration>PT28M55S</meta:editing-duration>
    <meta:generator>LibreOffice/6.2.7.1$Linux_X86_64 LibreOffice_project/20$Build-1</meta:generator>
    <meta:document-statistic meta:table-count="0" meta:image-count="0" meta:object-count="0" meta:page-count="3" meta:paragraph-count="63" meta:word-count="353" meta:character-count="1929" meta:non-whitespace-character-count="1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